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L1">
      <style:paragraph-properties fo:line-height="150%"/>
    </style:style>
    <style:style style:name="P3" style:family="paragraph" style:parent-style-name="Standard" style:list-style-name="L1">
      <style:paragraph-properties fo:line-height="150%"/>
      <style:text-properties officeooo:paragraph-rsid="000dcb45"/>
    </style:style>
    <style:style style:name="P4" style:family="paragraph" style:parent-style-name="Standard" style:list-style-name="L2">
      <style:paragraph-properties fo:line-height="150%"/>
      <style:text-properties officeooo:paragraph-rsid="000dcb45"/>
    </style:style>
    <style:style style:name="P5" style:family="paragraph" style:parent-style-name="Standard" style:list-style-name="L3">
      <style:paragraph-properties fo:line-height="150%"/>
    </style:style>
    <style:style style:name="P6" style:family="paragraph" style:parent-style-name="Standard" style:list-style-name="L3">
      <style:paragraph-properties fo:line-height="150%"/>
      <style:text-properties officeooo:paragraph-rsid="000dcb45"/>
    </style:style>
    <style:style style:name="P7" style:family="paragraph" style:parent-style-name="Standard" style:list-style-name="L4">
      <style:paragraph-properties fo:line-height="150%"/>
      <style:text-properties officeooo:paragraph-rsid="000dcb45"/>
    </style:style>
    <style:style style:name="P8" style:family="paragraph" style:parent-style-name="Standard">
      <style:paragraph-properties fo:line-height="150%"/>
      <style:text-properties officeooo:paragraph-rsid="000eb6a0"/>
    </style:style>
    <style:style style:name="T1" style:family="text">
      <style:text-properties fo:color="#444446" style:font-name="Times New Roman" fo:font-size="14pt" fo:letter-spacing="-0.0173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2" style:family="text">
      <style:text-properties fo:color="#444446" style:font-name="Times New Roman" fo:font-size="14pt" fo:letter-spacing="-0.0047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3" style:family="text">
      <style:text-properties fo:color="#444446" style:font-name="Times New Roman" fo:font-size="14pt" fo:letter-spacing="-0.0146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4" style:family="text">
      <style:text-properties fo:color="#444446" style:font-name="Times New Roman" fo:font-size="14pt" fo:letter-spacing="-0.0437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5" style:family="text">
      <style:text-properties fo:color="#444446" style:font-name="Times New Roman" fo:font-size="14pt" fo:letter-spacing="-0.0083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6" style:family="text">
      <style:text-properties fo:color="#444446" style:font-name="Times New Roman" fo:font-size="14pt" fo:letter-spacing="-0.0319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7" style:family="text">
      <style:text-properties fo:color="#444446" style:font-name="Times New Roman" fo:font-size="14pt" fo:letter-spacing="-0.0319in" fo:language="zxx" fo:country="none" style:font-size-asian="14pt" style:language-asian="zxx" style:country-asian="none" style:font-size-complex="14pt" style:language-complex="zxx" style:country-complex="none" style:text-scale="90%"/>
    </style:style>
    <style:style style:name="T8" style:family="text">
      <style:text-properties fo:color="#444446" style:font-name="Times New Roman" fo:font-size="14pt" fo:letter-spacing="-0.0138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9" style:family="text">
      <style:text-properties fo:color="#444446" style:font-name="Times New Roman" fo:font-size="14pt" fo:letter-spacing="-0.0409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10" style:family="text">
      <style:text-properties fo:color="#444446" style:font-name="Times New Roman" fo:font-size="14pt" fo:letter-spacing="-0.0335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11" style:family="text">
      <style:text-properties fo:color="#444446" style:font-name="Times New Roman" fo:font-size="14pt" fo:letter-spacing="-0.0256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12" style:family="text">
      <style:text-properties fo:color="#444446" style:font-name="Times New Roman" fo:font-size="14pt" fo:letter-spacing="-0.0256in" fo:language="zxx" fo:country="none" officeooo:rsid="000dcb45" style:font-size-asian="14pt" style:language-asian="zxx" style:country-asian="none" style:font-size-complex="14pt" style:language-complex="zxx" style:country-complex="none" style:text-scale="95%"/>
    </style:style>
    <style:style style:name="T13" style:family="text">
      <style:text-properties fo:color="#444446" style:font-name="Times New Roman" fo:font-size="14pt" fo:letter-spacing="-0.0445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14" style:family="text">
      <style:text-properties fo:color="#444446" style:font-name="Times New Roman" fo:font-size="14pt" fo:letter-spacing="-0.0445in" fo:language="zxx" fo:country="none" officeooo:rsid="000dcb45" style:font-size-asian="14pt" style:language-asian="zxx" style:country-asian="none" style:font-size-complex="14pt" style:language-complex="zxx" style:country-complex="none" style:text-scale="95%"/>
    </style:style>
    <style:style style:name="T15" style:family="text">
      <style:text-properties fo:color="#444446" style:font-name="Times New Roman" fo:font-size="14pt" fo:letter-spacing="-0.0382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16" style:family="text">
      <style:text-properties fo:color="#444446" style:font-name="Times New Roman" fo:font-size="14pt" fo:letter-spacing="-0.0327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17" style:family="text">
      <style:text-properties fo:color="#444446" style:font-name="Times New Roman" fo:font-size="14pt" fo:letter-spacing="-0.048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18" style:family="text">
      <style:text-properties fo:color="#444446" style:font-name="Times New Roman" fo:font-size="14pt" fo:letter-spacing="-0.0398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19" style:family="text">
      <style:text-properties fo:color="#444446" style:font-name="Times New Roman" fo:font-size="14pt" fo:letter-spacing="0.0016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20" style:family="text">
      <style:text-properties fo:color="#444446" style:font-name="Times New Roman" fo:font-size="14pt" fo:letter-spacing="0.0016in" fo:language="zxx" fo:country="none" style:font-size-asian="14pt" style:language-asian="zxx" style:country-asian="none" style:font-size-complex="14pt" style:language-complex="zxx" style:country-complex="none" style:text-scale="90%"/>
    </style:style>
    <style:style style:name="T21" style:family="text">
      <style:text-properties fo:color="#444446" style:font-name="Times New Roman" fo:font-size="14pt" fo:letter-spacing="0.022in" fo:language="zxx" fo:country="none" style:font-size-asian="14pt" style:language-asian="zxx" style:country-asian="none" style:font-size-complex="14pt" style:language-complex="zxx" style:country-complex="none" style:text-scale="90%"/>
    </style:style>
    <style:style style:name="T22" style:family="text">
      <style:text-properties fo:color="#444446" style:font-name="Times New Roman" fo:font-size="14pt" fo:letter-spacing="-0.002in" fo:language="zxx" fo:country="none" style:font-size-asian="14pt" style:language-asian="zxx" style:country-asian="none" style:font-size-complex="14pt" style:language-complex="zxx" style:country-complex="none" style:text-scale="90%"/>
    </style:style>
    <style:style style:name="T23" style:family="text">
      <style:text-properties fo:color="#444446" style:font-name="Times New Roman" fo:font-size="14pt" fo:letter-spacing="-0.002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24" style:family="text">
      <style:text-properties fo:color="#444446" style:font-name="Times New Roman" fo:font-size="14pt" fo:letter-spacing="-0.0283in" fo:language="zxx" fo:country="none" style:font-size-asian="14pt" style:language-asian="zxx" style:country-asian="none" style:font-size-complex="14pt" style:language-complex="zxx" style:country-complex="none" style:text-scale="90%"/>
    </style:style>
    <style:style style:name="T25" style:family="text">
      <style:text-properties fo:color="#444446" style:font-name="Times New Roman" fo:font-size="14pt" fo:letter-spacing="0.0193in" fo:language="zxx" fo:country="none" style:font-size-asian="14pt" style:language-asian="zxx" style:country-asian="none" style:font-size-complex="14pt" style:language-complex="zxx" style:country-complex="none" style:text-scale="90%"/>
    </style:style>
    <style:style style:name="T26" style:family="text">
      <style:text-properties fo:color="#444446" style:font-name="Times New Roman" fo:font-size="14pt" fo:letter-spacing="-0.0417in" fo:language="zxx" fo:country="none" style:font-size-asian="14pt" style:language-asian="zxx" style:country-asian="none" style:font-size-complex="14pt" style:language-complex="zxx" style:country-complex="none" style:text-scale="90%"/>
    </style:style>
    <style:style style:name="T27" style:family="text">
      <style:text-properties fo:color="#444446" style:font-name="Times New Roman" fo:font-size="14pt" fo:letter-spacing="-0.0252in" fo:language="zxx" fo:country="none" style:font-size-asian="14pt" style:language-asian="zxx" style:country-asian="none" style:font-size-complex="14pt" style:language-complex="zxx" style:country-complex="none" style:text-scale="90%"/>
    </style:style>
    <style:style style:name="T28" style:family="text">
      <style:text-properties fo:color="#444446" style:font-name="Times New Roman" fo:font-size="14pt" fo:letter-spacing="-0.0252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29" style:family="text">
      <style:text-properties fo:color="#444446" style:font-name="Times New Roman" fo:font-size="14pt" fo:letter-spacing="-0.0055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30" style:family="text">
      <style:text-properties fo:color="#444446" style:font-name="Times New Roman" fo:font-size="14pt" fo:letter-spacing="-0.0165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31" style:family="text">
      <style:text-properties fo:color="#444446" style:font-name="Times New Roman" fo:font-size="14pt" fo:letter-spacing="0.0008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32" style:family="text">
      <style:text-properties fo:color="#444446" style:font-name="Times New Roman" fo:font-size="14pt" fo:letter-spacing="-0.0193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33" style:family="text">
      <style:text-properties fo:color="#444446" style:font-name="Times New Roman" fo:font-size="14pt" fo:letter-spacing="-0.0016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34" style:family="text">
      <style:text-properties fo:color="#444446" style:font-name="Times New Roman" fo:font-size="14pt" fo:letter-spacing="-0.0547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35" style:family="text">
      <style:text-properties fo:color="#444446" style:font-name="Times New Roman" fo:font-size="14pt" fo:letter-spacing="-0.0346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36" style:family="text">
      <style:text-properties fo:color="#444446" style:font-name="Times New Roman" fo:font-size="14pt" fo:letter-spacing="-0.022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37" style:family="text">
      <style:text-properties fo:color="#444446" style:font-name="Times New Roman" fo:font-size="14pt" fo:letter-spacing="0.0071in" fo:language="zxx" fo:country="none" style:font-size-asian="14pt" style:language-asian="zxx" style:country-asian="none" style:font-size-complex="14pt" style:language-complex="zxx" style:country-complex="none" style:text-scale="90%"/>
    </style:style>
    <style:style style:name="T38" style:family="text">
      <style:text-properties fo:color="#444446" style:font-name="Times New Roman" fo:font-size="14pt" fo:letter-spacing="-0.0126in" fo:language="zxx" fo:country="none" style:font-size-asian="14pt" style:language-asian="zxx" style:country-asian="none" style:font-size-complex="14pt" style:language-complex="zxx" style:country-complex="none" style:text-scale="90%"/>
    </style:style>
    <style:style style:name="T39" style:family="text">
      <style:text-properties fo:color="#444446" style:font-name="Times New Roman" fo:font-size="14pt" fo:letter-spacing="-0.0181in" fo:language="zxx" fo:country="none" style:font-size-asian="14pt" style:language-asian="zxx" style:country-asian="none" style:font-size-complex="14pt" style:language-complex="zxx" style:country-complex="none" style:text-scale="90%"/>
    </style:style>
    <style:style style:name="T40" style:family="text">
      <style:text-properties fo:color="#444446" style:font-name="Times New Roman" fo:font-size="14pt" fo:letter-spacing="0.0146in" fo:language="zxx" fo:country="none" style:font-size-asian="14pt" style:language-asian="zxx" style:country-asian="none" style:font-size-complex="14pt" style:language-complex="zxx" style:country-complex="none" style:text-scale="90%"/>
    </style:style>
    <style:style style:name="T41" style:family="text">
      <style:text-properties fo:color="#444446" style:font-name="Times New Roman" fo:font-size="14pt" fo:letter-spacing="0.0146in" fo:language="zxx" fo:country="none" officeooo:rsid="000dcb45" style:font-size-asian="14pt" style:language-asian="zxx" style:country-asian="none" style:font-size-complex="14pt" style:language-complex="zxx" style:country-complex="none" style:text-scale="90%"/>
    </style:style>
    <style:style style:name="T42" style:family="text">
      <style:text-properties fo:color="#444446" style:font-name="Times New Roman" fo:font-size="14pt" fo:letter-spacing="-0.0098in" fo:language="zxx" fo:country="none" officeooo:rsid="000dcb45" style:font-size-asian="14pt" style:language-asian="zxx" style:country-asian="none" style:font-size-complex="14pt" style:language-complex="zxx" style:country-complex="none" style:text-scale="90%"/>
    </style:style>
    <style:style style:name="T43" style:family="text">
      <style:text-properties fo:color="#444446" style:font-name="Times New Roman" fo:font-size="14pt" fo:letter-spacing="-0.0075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44" style:family="text">
      <style:text-properties fo:color="#444446" style:font-name="Times New Roman" fo:font-size="14pt" fo:letter-spacing="0.0217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45" style:family="text">
      <style:text-properties fo:color="#444446" style:font-name="Times New Roman" fo:font-size="14pt" fo:letter-spacing="-0.0299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46" style:family="text">
      <style:text-properties fo:color="#444446" style:font-name="Times New Roman" fo:font-size="14pt" fo:letter-spacing="-0.0339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47" style:family="text">
      <style:text-properties fo:color="#444446" style:font-name="Times New Roman" fo:font-size="14pt" fo:letter-spacing="-0.0091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48" style:family="text">
      <style:text-properties fo:color="#444446" style:font-name="Times New Roman" fo:font-size="14pt" fo:letter-spacing="-0.0362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49" style:family="text">
      <style:text-properties fo:color="#444446" style:font-name="Times New Roman" fo:font-size="14pt" fo:letter-spacing="-0.0264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50" style:family="text">
      <style:text-properties fo:color="#444446" style:font-name="Times New Roman" fo:font-size="14pt" fo:letter-spacing="-0.039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51" style:family="text">
      <style:text-properties fo:color="#444446" style:font-name="Times New Roman" fo:font-size="14pt" fo:letter-spacing="-0.0201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52" style:family="text">
      <style:text-properties fo:color="#444446" style:font-name="Times New Roman" fo:font-size="14pt" fo:letter-spacing="-0.0465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53" style:family="text">
      <style:text-properties fo:color="#444446"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54" style:family="text">
      <style:text-properties fo:color="#444446" style:font-name="Times New Roman" fo:font-size="14pt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55" style:family="text">
      <style:text-properties fo:color="#444446" style:font-name="Times New Roman" fo:font-size="14pt" fo:language="zxx" fo:country="none" officeooo:rsid="000dcb45" style:font-size-asian="14pt" style:language-asian="zxx" style:country-asian="none" style:font-size-complex="14pt" style:language-complex="zxx" style:country-complex="none" style:text-scale="95%"/>
    </style:style>
    <style:style style:name="T56" style:family="text">
      <style:text-properties fo:color="#444446" style:font-name="Times New Roman" fo:font-size="14pt" fo:language="zxx" fo:country="none" style:font-size-asian="14pt" style:language-asian="zxx" style:country-asian="none" style:font-size-complex="14pt" style:language-complex="zxx" style:country-complex="none" style:text-scale="90%"/>
    </style:style>
    <style:style style:name="T57" style:family="text">
      <style:text-properties fo:color="#444446" style:font-name="Times New Roman" fo:font-size="14pt" fo:language="zxx" fo:country="none" officeooo:rsid="000dcb45" style:font-size-asian="14pt" style:language-asian="zxx" style:country-asian="none" style:font-size-complex="14pt" style:language-complex="zxx" style:country-complex="none" style:text-scale="90%"/>
    </style:style>
    <style:style style:name="T58" style:family="text">
      <style:text-properties fo:color="#2d2b2d" style:font-name="Times New Roman" fo:font-size="14pt" fo:letter-spacing="-0.0102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59" style:family="text">
      <style:text-properties fo:color="#2d2b2d" style:font-name="Times New Roman" fo:font-size="14pt" fo:letter-spacing="0.0016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60" style:family="text">
      <style:text-properties fo:color="#2d2b2d" style:font-name="Times New Roman" fo:font-size="14pt" fo:letter-spacing="0.0075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61" style:family="text">
      <style:text-properties fo:color="#2d2b2d" style:font-name="Times New Roman" fo:font-size="14pt" fo:letter-spacing="0.0075in" fo:language="zxx" fo:country="none" style:font-size-asian="14pt" style:language-asian="zxx" style:country-asian="none" style:font-size-complex="14pt" style:language-complex="zxx" style:country-complex="none" style:text-scale="90%"/>
    </style:style>
    <style:style style:name="T62" style:family="text">
      <style:text-properties fo:color="#2d2b2d" style:font-name="Times New Roman" fo:font-size="14pt" fo:letter-spacing="0.0035in" fo:language="zxx" fo:country="none" style:font-size-asian="14pt" style:language-asian="zxx" style:country-asian="none" style:font-size-complex="14pt" style:language-complex="zxx" style:country-complex="none" style:text-scale="90%"/>
    </style:style>
    <style:style style:name="T63" style:family="text">
      <style:text-properties fo:color="#2d2b2d" style:font-name="Times New Roman" fo:font-size="14pt" fo:letter-spacing="-0.0063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64" style:family="text">
      <style:text-properties fo:color="#2d2b2d" style:font-name="Times New Roman" fo:font-size="14pt" fo:letter-spacing="-0.0063in" fo:language="zxx" fo:country="none" officeooo:rsid="000dcb45" style:font-size-asian="14pt" style:language-asian="zxx" style:country-asian="none" style:font-size-complex="14pt" style:language-complex="zxx" style:country-complex="none" style:text-scale="95%"/>
    </style:style>
    <style:style style:name="T65" style:family="text">
      <style:text-properties fo:color="#2d2b2d" style:font-name="Times New Roman" fo:font-size="14pt" fo:letter-spacing="-0.0063in" fo:language="zxx" fo:country="none" officeooo:rsid="000eb6a0" style:font-size-asian="14pt" style:language-asian="zxx" style:country-asian="none" style:font-size-complex="14pt" style:language-complex="zxx" style:country-complex="none" style:text-scale="95%"/>
    </style:style>
    <style:style style:name="T66" style:family="text">
      <style:text-properties fo:color="#2d2b2d" style:font-name="Times New Roman" fo:font-size="14pt" fo:letter-spacing="-0.0256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67" style:family="text">
      <style:text-properties fo:color="#2d2b2d" style:font-name="Times New Roman" fo:font-size="14pt" fo:letter-spacing="-0.0256in" fo:language="zxx" fo:country="none" style:font-size-asian="14pt" style:language-asian="zxx" style:country-asian="none" style:font-size-complex="14pt" style:language-complex="zxx" style:country-complex="none" style:text-scale="90%"/>
    </style:style>
    <style:style style:name="T68" style:family="text">
      <style:text-properties fo:color="#2d2b2d" style:font-name="Times New Roman" fo:font-size="14pt" fo:letter-spacing="-0.0299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69" style:family="text">
      <style:text-properties fo:color="#2d2b2d" style:font-name="Times New Roman" fo:font-size="14pt" fo:letter-spacing="-0.039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70" style:family="text">
      <style:text-properties fo:color="#2d2b2d" style:font-name="Times New Roman" fo:font-size="14pt" fo:letter-spacing="-0.0354in" fo:language="zxx" fo:country="none" style:text-underline-style="solid" style:text-underline-width="auto" style:text-underline-color="#000000" fo:font-weight="bold" style:text-underline-mode="continuous" style:text-overline-mode="continuous" style:text-line-through-mode="continuous" style:font-size-asian="14pt" style:language-asian="zxx" style:country-asian="none" style:font-weight-asian="bold" style:font-size-complex="14pt" style:language-complex="zxx" style:country-complex="none" style:text-scale="95%"/>
    </style:style>
    <style:style style:name="T71" style:family="text">
      <style:text-properties fo:color="#2d2b2d" style:font-name="Times New Roman" fo:font-size="14pt" fo:letter-spacing="-0.0047in" fo:language="zxx" fo:country="none" style:text-underline-style="solid" style:text-underline-width="auto" style:text-underline-color="#000000" fo:font-weight="bold" style:text-underline-mode="continuous" style:text-overline-mode="continuous" style:text-line-through-mode="continuous" style:font-size-asian="14pt" style:language-asian="zxx" style:country-asian="none" style:font-weight-asian="bold" style:font-size-complex="14pt" style:language-complex="zxx" style:country-complex="none" style:text-scale="95%"/>
    </style:style>
    <style:style style:name="T72" style:family="text">
      <style:text-properties fo:color="#2d2b2d" style:font-name="Times New Roman" fo:font-size="14pt" fo:letter-spacing="-0.0055in" fo:language="zxx" fo:country="none" style:text-underline-style="solid" style:text-underline-width="auto" style:text-underline-color="#000000" fo:font-weight="bold" style:text-underline-mode="continuous" style:text-overline-mode="continuous" style:text-line-through-mode="continuous" style:font-size-asian="14pt" style:language-asian="zxx" style:country-asian="none" style:font-weight-asian="bold" style:font-size-complex="14pt" style:language-complex="zxx" style:country-complex="none" style:text-scale="95%"/>
    </style:style>
    <style:style style:name="T73" style:family="text">
      <style:text-properties fo:color="#2d2b2d" style:font-name="Times New Roman" fo:font-size="14pt" fo:letter-spacing="-0.0335in" fo:language="zxx" fo:country="none" style:text-underline-style="solid" style:text-underline-width="auto" style:text-underline-color="#000000" fo:font-weight="bold" style:text-underline-mode="continuous" style:text-overline-mode="continuous" style:text-line-through-mode="continuous" style:font-size-asian="14pt" style:language-asian="zxx" style:country-asian="none" style:font-weight-asian="bold" style:font-size-complex="14pt" style:language-complex="zxx" style:country-complex="none" style:text-scale="95%"/>
    </style:style>
    <style:style style:name="T74" style:family="text">
      <style:text-properties fo:color="#2d2b2d" style:font-name="Times New Roman" fo:font-size="14pt" fo:letter-spacing="-0.0252in" fo:language="zxx" fo:country="none" style:text-underline-style="solid" style:text-underline-width="auto" style:text-underline-color="#000000" fo:font-weight="bold" style:text-underline-mode="continuous" style:text-overline-mode="continuous" style:text-line-through-mode="continuous" style:font-size-asian="14pt" style:language-asian="zxx" style:country-asian="none" style:font-weight-asian="bold" style:font-size-complex="14pt" style:language-complex="zxx" style:country-complex="none" style:text-scale="95%"/>
    </style:style>
    <style:style style:name="T75" style:family="text">
      <style:text-properties fo:color="#2d2b2d" style:font-name="Times New Roman" fo:font-size="14pt" fo:letter-spacing="-0.0035in" fo:language="zxx" fo:country="none" style:text-underline-style="solid" style:text-underline-width="auto" style:text-underline-color="#000000" fo:font-weight="bold" style:text-underline-mode="continuous" style:text-overline-mode="continuous" style:text-line-through-mode="continuous" style:font-size-asian="14pt" style:language-asian="zxx" style:country-asian="none" style:font-weight-asian="bold" style:font-size-complex="14pt" style:language-complex="zxx" style:country-complex="none" style:text-scale="95%"/>
    </style:style>
    <style:style style:name="T76" style:family="text">
      <style:text-properties fo:color="#2d2b2d" style:font-name="Times New Roman" fo:font-size="14pt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77" style:family="text">
      <style:text-properties fo:color="#2d2b2d" style:font-name="Times New Roman" fo:font-size="14pt" fo:language="zxx" fo:country="none" officeooo:rsid="000dcb45" style:font-size-asian="14pt" style:language-asian="zxx" style:country-asian="none" style:font-size-complex="14pt" style:language-complex="zxx" style:country-complex="none" style:text-scale="95%"/>
    </style:style>
    <style:style style:name="T78" style:family="text">
      <style:text-properties fo:color="#2d2b2d" style:font-name="Times New Roman" fo:font-size="14pt" fo:language="zxx" fo:country="none" style:font-size-asian="14pt" style:language-asian="zxx" style:country-asian="none" style:font-size-complex="14pt" style:language-complex="zxx" style:country-complex="none" style:text-scale="90%"/>
    </style:style>
    <style:style style:name="T79" style:family="text">
      <style:text-properties fo:color="#2d2b2d" style:font-name="Times New Roman" fo:font-size="14pt" fo:language="zxx" fo:country="none" style:text-underline-style="solid" style:text-underline-width="auto" style:text-underline-color="#000000" fo:font-weight="bold" style:text-underline-mode="continuous" style:text-overline-mode="continuous" style:text-line-through-mode="continuous" style:font-size-asian="14pt" style:language-asian="zxx" style:country-asian="none" style:font-weight-asian="bold" style:font-size-complex="14pt" style:language-complex="zxx" style:country-complex="none" style:text-scale="95%"/>
    </style:style>
    <style:style style:name="T80" style:family="text">
      <style:text-properties fo:color="#545657" style:font-name="Times New Roman" fo:font-size="14pt" fo:letter-spacing="-0.0346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81" style:family="text">
      <style:text-properties fo:color="#545657" style:font-name="Times New Roman" fo:font-size="14pt" fo:letter-spacing="-0.0311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82" style:family="text">
      <style:text-properties fo:color="#545657" style:font-name="Times New Roman" fo:font-size="14pt" fo:letter-spacing="-0.0272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83" style:family="text">
      <style:text-properties fo:color="#545657" style:font-name="Times New Roman" fo:font-size="14pt" fo:letter-spacing="-0.0189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84" style:family="text">
      <style:text-properties fo:color="#545657" style:font-name="Times New Roman" fo:font-size="14pt" fo:letter-spacing="-0.0083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85" style:family="text">
      <style:text-properties fo:color="#545657" style:font-name="Times New Roman" fo:font-size="14pt" fo:letter-spacing="-0.0283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86" style:family="text">
      <style:text-properties fo:color="#545657" style:font-name="Times New Roman" fo:font-size="14pt" fo:letter-spacing="-0.0327in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87" style:family="text">
      <style:text-properties fo:color="#545657" style:font-name="Times New Roman" fo:font-size="14pt" fo:language="zxx" fo:country="none" style:font-size-asian="14pt" style:language-asian="zxx" style:country-asian="none" style:font-size-complex="14pt" style:language-complex="zxx" style:country-complex="none" style:text-scale="95%"/>
    </style:style>
    <style:style style:name="T88" style:family="text"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9" style:family="text">
      <style:text-properties style:font-name="Times New Roman" fo:font-size="14pt" fo:language="zxx" fo:country="none" officeooo:rsid="000eb6a0" style:font-size-asian="14pt" style:language-asian="zxx" style:country-asian="none" style:font-size-complex="14pt" style:language-complex="zxx" style:country-complex="none"/>
    </style:style>
    <text:list-style style:name="L1">
      <text:list-level-style-number text:level="1" text:style-name="WW_5f_CharLFO1LVL1" style:num-suffix="." style:num-format="1">
        <style:list-level-properties text:space-before="0.0835in" text:min-label-width="0.3055in"/>
      </text:list-level-style-number>
      <text:list-level-style-bullet text:level="2" text:style-name="WW_5f_CharLFO1LVL2" text:bullet-char="o">
        <style:list-level-properties text:space-before="0.4165in" text:min-label-width="0.3055in"/>
        <style:text-properties style:font-name="Times New Roman"/>
      </text:list-level-style-bullet>
      <text:list-level-style-bullet text:level="3" text:bullet-char="•">
        <style:list-level-properties text:space-before="1.1945in" text:min-label-width="0.3055in"/>
      </text:list-level-style-bullet>
      <text:list-level-style-bullet text:level="4" text:bullet-char="•">
        <style:list-level-properties text:space-before="1.9724in" text:min-label-width="0.3055in"/>
      </text:list-level-style-bullet>
      <text:list-level-style-bullet text:level="5" text:bullet-char="•">
        <style:list-level-properties text:space-before="2.75in" text:min-label-width="0.3055in"/>
      </text:list-level-style-bullet>
      <text:list-level-style-bullet text:level="6" text:bullet-char="•">
        <style:list-level-properties text:space-before="3.528in" text:min-label-width="0.3055in"/>
      </text:list-level-style-bullet>
      <text:list-level-style-bullet text:level="7" text:bullet-char="•">
        <style:list-level-properties text:space-before="4.3055in" text:min-label-width="0.3055in"/>
      </text:list-level-style-bullet>
      <text:list-level-style-bullet text:level="8" text:bullet-char="•">
        <style:list-level-properties text:space-before="5.0835in" text:min-label-width="0.3055in"/>
      </text:list-level-style-bullet>
      <text:list-level-style-bullet text:level="9" text:bullet-char="•">
        <style:list-level-properties text:space-before="5.861in" text:min-label-width="0.305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1LVL1" style:num-suffix="." style:num-format="1">
        <style:list-level-properties text:space-before="0.0835in" text:min-label-width="0.3055in"/>
      </text:list-level-style-number>
      <text:list-level-style-bullet text:level="2" text:style-name="WW_5f_CharLFO1LVL2" text:bullet-char="o">
        <style:list-level-properties text:space-before="0.4165in" text:min-label-width="0.3055in"/>
        <style:text-properties style:font-name="Times New Roman"/>
      </text:list-level-style-bullet>
      <text:list-level-style-bullet text:level="3" text:bullet-char="•">
        <style:list-level-properties text:space-before="1.1945in" text:min-label-width="0.3055in"/>
      </text:list-level-style-bullet>
      <text:list-level-style-bullet text:level="4" text:bullet-char="•">
        <style:list-level-properties text:space-before="1.9724in" text:min-label-width="0.3055in"/>
      </text:list-level-style-bullet>
      <text:list-level-style-bullet text:level="5" text:bullet-char="•">
        <style:list-level-properties text:space-before="2.75in" text:min-label-width="0.3055in"/>
      </text:list-level-style-bullet>
      <text:list-level-style-bullet text:level="6" text:bullet-char="•">
        <style:list-level-properties text:space-before="3.528in" text:min-label-width="0.3055in"/>
      </text:list-level-style-bullet>
      <text:list-level-style-bullet text:level="7" text:bullet-char="•">
        <style:list-level-properties text:space-before="4.3055in" text:min-label-width="0.3055in"/>
      </text:list-level-style-bullet>
      <text:list-level-style-bullet text:level="8" text:bullet-char="•">
        <style:list-level-properties text:space-before="5.0835in" text:min-label-width="0.3055in"/>
      </text:list-level-style-bullet>
      <text:list-level-style-bullet text:level="9" text:bullet-char="•">
        <style:list-level-properties text:space-before="5.861in" text:min-label-width="0.305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05263109" text:style-name="L3">
        <text:list-item>
          <text:p text:style-name="P5"><text:span text:style-name="Absatz-Standardschriftart"><text:span text:style-name="T54">S</text:span></text:span><text:span text:style-name="Absatz-Standardschriftart"><text:span text:style-name="T1">Q</text:span></text:span><text:span text:style-name="Absatz-Standardschriftart"><text:span text:style-name="T76">L</text:span></text:span><text:span text:style-name="Absatz-Standardschriftart"><text:span text:style-name="T58">-</text:span></text:span><text:span text:style-name="Absatz-Standardschriftart"><text:span text:style-name="T54">за</text:span></text:span><text:span text:style-name="Absatz-Standardschriftart"><text:span text:style-name="T55">п</text:span></text:span><text:span text:style-name="Absatz-Standardschriftart"><text:span text:style-name="T2">р</text:span></text:span><text:span text:style-name="Absatz-Standardschriftart"><text:span text:style-name="T3">о</text:span></text:span><text:span text:style-name="Absatz-Standardschriftart"><text:span text:style-name="T54">с</text:span></text:span><text:span text:style-name="Absatz-Standardschriftart"><text:span text:style-name="T55">ы</text:span></text:span><text:span text:style-name="Absatz-Standardschriftart"><text:span text:style-name="T4"> </text:span></text:span><text:span text:style-name="Absatz-Standardschriftart"><text:span text:style-name="T87">(общее</text:span></text:span><text:span text:style-name="Absatz-Standardschriftart"><text:span text:style-name="T80"> </text:span></text:span><text:span text:style-name="Absatz-Standardschriftart"><text:span text:style-name="T54">затр</text:span></text:span><text:span text:style-name="Absatz-Standardschriftart"><text:span text:style-name="T5">а</text:span></text:span><text:span text:style-name="Absatz-Standardschriftart"><text:span text:style-name="T54">ченное</text:span></text:span><text:span text:style-name="Absatz-Standardschriftart"><text:span text:style-name="T6"> </text:span></text:span><text:span text:style-name="Absatz-Standardschriftart"><text:span text:style-name="T54">вре</text:span></text:span><text:span text:style-name="Absatz-Standardschriftart"><text:span text:style-name="T8">м</text:span></text:span><text:span text:style-name="Absatz-Standardschriftart"><text:span text:style-name="T54">я</text:span></text:span><text:span text:style-name="Absatz-Standardschriftart"><text:span text:style-name="T9"> </text:span></text:span><text:span text:style-name="Absatz-Standardschriftart"><text:span text:style-name="T59">-</text:span></text:span><text:span text:style-name="Absatz-Standardschriftart"><text:span text:style-name="T54">2</text:span></text:span><text:span text:style-name="Absatz-Standardschriftart"><text:span text:style-name="T10"> </text:span></text:span><text:span text:style-name="Absatz-Standardschriftart"><text:span text:style-name="T54">часа</text:span></text:span><text:span text:style-name="Absatz-Standardschriftart"><text:span text:style-name="T11"> </text:span></text:span><text:span text:style-name="Absatz-Standardschriftart"><text:span text:style-name="T13">1</text:span></text:span><text:span text:style-name="Absatz-Standardschriftart"><text:span text:style-name="T54">0</text:span></text:span><text:span text:style-name="Absatz-Standardschriftart"><text:span text:style-name="T9"> </text:span></text:span><text:span text:style-name="Absatz-Standardschriftart"><text:span text:style-name="T54">минут</text:span></text:span><text:span text:style-name="Absatz-Standardschriftart"><text:span text:style-name="T15"> </text:span></text:span><text:span text:style-name="Absatz-Standardschriftart"><text:span text:style-name="T54">)</text:span></text:span></text:p>
        </text:list-item>
      </text:list>
      <text:list xml:id="list4029626200" text:style-name="L4">
        <text:list-item>
          <text:list>
            <text:list-item>
              <text:p text:style-name="P7"><text:span text:style-name="Absatz-Standardschriftart"><text:span text:style-name="T10">У</text:span></text:span><text:span text:style-name="Absatz-Standardschriftart"><text:span text:style-name="T54">становка</text:span></text:span><text:span text:style-name="Absatz-Standardschriftart"><text:span text:style-name="T16"> </text:span></text:span><text:span text:style-name="Absatz-Standardschriftart"><text:span text:style-name="T54">МS</text:span></text:span><text:span text:style-name="Absatz-Standardschriftart"><text:span text:style-name="T10"> </text:span></text:span><text:span text:style-name="Absatz-Standardschriftart"><text:span text:style-name="T11">S</text:span></text:span><text:span text:style-name="Absatz-Standardschriftart"><text:span text:style-name="T54">QL</text:span></text:span><text:span text:style-name="Absatz-Standardschriftart"><text:span text:style-name="T13"> </text:span></text:span><text:span text:style-name="Absatz-Standardschriftart"><text:span text:style-name="T60">-</text:span></text:span><text:span text:style-name="Absatz-Standardschriftart"><text:span text:style-name="T13">1</text:span></text:span><text:span text:style-name="Absatz-Standardschriftart"><text:span text:style-name="T54">5</text:span></text:span><text:span text:style-name="Absatz-Standardschriftart"><text:span text:style-name="T17"> </text:span></text:span><text:span text:style-name="Absatz-Standardschriftart"><text:span text:style-name="T54">минут</text:span></text:span><text:span text:style-name="Absatz-Standardschriftart"><text:span text:style-name="T18"> </text:span></text:span><text:span text:style-name="Absatz-Standardschriftart"><text:span text:style-name="T87">(ошибочное</text:span></text:span><text:span text:style-name="Absatz-Standardschriftart"><text:span text:style-name="T81"> </text:span></text:span><text:span text:style-name="Absatz-Standardschriftart"><text:span text:style-name="T54">решени</text:span></text:span><text:span text:style-name="Absatz-Standardschriftart"><text:span text:style-name="T19">е</text:span></text:span><text:span text:style-name="Absatz-Standardschriftart"><text:span text:style-name="T54">)</text:span></text:span></text:p>
            </text:list-item>
            <text:list-item>
              <text:p text:style-name="P7"><text:span text:style-name="Absatz-Standardschriftart"><text:span text:style-name="T7">У</text:span></text:span><text:span text:style-name="Absatz-Standardschriftart"><text:span text:style-name="T56">становка</text:span></text:span><text:span text:style-name="Absatz-Standardschriftart"><text:span text:style-name="T21"> </text:span></text:span><text:span text:style-name="Absatz-Standardschriftart"><text:span text:style-name="T56">MyS</text:span></text:span><text:span text:style-name="Absatz-Standardschriftart"><text:span text:style-name="T22">Q</text:span></text:span><text:span text:style-name="Absatz-Standardschriftart"><text:span text:style-name="T78">L</text:span></text:span><text:span text:style-name="Absatz-Standardschriftart"><text:span text:style-name="T62"> </text:span></text:span><text:span text:style-name="Absatz-Standardschriftart"><text:span text:style-name="T24">W</text:span></text:span><text:span text:style-name="Absatz-Standardschriftart"><text:span text:style-name="T56">ork</text:span></text:span><text:span text:style-name="Absatz-Standardschriftart"><text:span text:style-name="T57">bench</text:span></text:span><text:span text:style-name="Absatz-Standardschriftart"><text:span text:style-name="T25"> </text:span></text:span><text:span text:style-name="Absatz-Standardschriftart"><text:span text:style-name="T61">-</text:span></text:span><text:span text:style-name="Absatz-Standardschriftart"><text:span text:style-name="T26">1</text:span></text:span><text:span text:style-name="Absatz-Standardschriftart"><text:span text:style-name="T56">5</text:span></text:span><text:span text:style-name="Absatz-Standardschriftart"><text:span text:style-name="T27"> </text:span></text:span><text:span text:style-name="Absatz-Standardschriftart"><text:span text:style-name="T56">минут</text:span></text:span></text:p>
            </text:list-item>
            <text:list-item>
              <text:p text:style-name="P7"><text:span text:style-name="Absatz-Standardschriftart"><text:span text:style-name="T63">П</text:span></text:span><text:span text:style-name="Absatz-Standardschriftart"><text:span text:style-name="T54">ереписка</text:span></text:span><text:span text:style-name="Absatz-Standardschriftart"><text:span text:style-name="T29"> </text:span></text:span><text:span text:style-name="Absatz-Standardschriftart"><text:span text:style-name="T54">с</text:span></text:span><text:span text:style-name="Absatz-Standardschriftart"><text:span text:style-name="T11"> </text:span></text:span><text:span text:style-name="Absatz-Standardschriftart"><text:span text:style-name="T12">ко</text:span></text:span><text:span text:style-name="Absatz-Standardschriftart"><text:span text:style-name="T54">лле</text:span></text:span><text:span text:style-name="Absatz-Standardschriftart"><text:span text:style-name="T55">г</text:span></text:span><text:span text:style-name="Absatz-Standardschriftart"><text:span text:style-name="T54">ой</text:span></text:span><text:span text:style-name="Absatz-Standardschriftart"><text:span text:style-name="T30"> –</text:span></text:span><text:span text:style-name="Absatz-Standardschriftart"><text:span text:style-name="T76"> </text:span></text:span><text:span text:style-name="Absatz-Standardschriftart"><text:span text:style-name="T77">5 м</text:span></text:span><text:span text:style-name="Absatz-Standardschriftart"><text:span text:style-name="T53">инут</text:span></text:span></text:p>
            </text:list-item>
            <text:list-item>
              <text:p text:style-name="P7"><text:span text:style-name="Absatz-Standardschriftart"><text:span text:style-name="T10">У</text:span></text:span><text:span text:style-name="Absatz-Standardschriftart"><text:span text:style-name="T54">становка</text:span></text:span><text:span text:style-name="Absatz-Standardschriftart"><text:span text:style-name="T31"> </text:span></text:span><text:span text:style-name="Absatz-Standardschriftart"><text:span text:style-name="T32">M</text:span></text:span><text:span text:style-name="Absatz-Standardschriftart"><text:span text:style-name="T54">yS</text:span></text:span><text:span text:style-name="Absatz-Standardschriftart"><text:span text:style-name="T33">Q</text:span></text:span><text:span text:style-name="Absatz-Standardschriftart"><text:span text:style-name="T76">L</text:span></text:span><text:span text:style-name="Absatz-Standardschriftart"><text:span text:style-name="T66"> </text:span></text:span><text:span text:style-name="Absatz-Standardschriftart"><text:span text:style-name="T76">-</text:span></text:span><text:span text:style-name="Absatz-Standardschriftart"><text:span text:style-name="T68"> </text:span></text:span><text:span text:style-name="Absatz-Standardschriftart"><text:span text:style-name="T34">1</text:span></text:span><text:span text:style-name="Absatz-Standardschriftart"><text:span text:style-name="T54">5</text:span></text:span><text:span text:style-name="Absatz-Standardschriftart"><text:span text:style-name="T35"> </text:span></text:span><text:span text:style-name="Absatz-Standardschriftart"><text:span text:style-name="T36">м</text:span></text:span><text:span text:style-name="Absatz-Standardschriftart"><text:span text:style-name="T54">инут</text:span></text:span></text:p>
            </text:list-item>
            <text:list-item>
              <text:p text:style-name="P7"><text:span text:style-name="Absatz-Standardschriftart"><text:span text:style-name="T56">Импорт</text:span></text:span><text:span text:style-name="Absatz-Standardschriftart"><text:span text:style-name="T37"> </text:span></text:span><text:span text:style-name="Absatz-Standardschriftart"><text:span text:style-name="T38">б</text:span></text:span><text:span text:style-name="Absatz-Standardschriftart"><text:span text:style-name="T56">азы,</text:span></text:span><text:span text:style-name="Absatz-Standardschriftart"><text:span text:style-name="T22"> </text:span></text:span><text:span text:style-name="Absatz-Standardschriftart"><text:span text:style-name="T56">озна</text:span></text:span><text:span text:style-name="Absatz-Standardschriftart"><text:span text:style-name="T57">ко</text:span></text:span><text:span text:style-name="Absatz-Standardschriftart"><text:span text:style-name="T56">млени</text:span></text:span><text:span text:style-name="Absatz-Standardschriftart"><text:span text:style-name="T57">е</text:span></text:span><text:span text:style-name="Absatz-Standardschriftart"><text:span text:style-name="T20"> </text:span></text:span><text:span text:style-name="Absatz-Standardschriftart"><text:span text:style-name="T56">с</text:span></text:span><text:span text:style-name="Absatz-Standardschriftart"><text:span text:style-name="T39"> </text:span></text:span><text:span text:style-name="Absatz-Standardschriftart"><text:span text:style-name="T56">функционалом</text:span></text:span><text:span text:style-name="Absatz-Standardschriftart"><text:span text:style-name="T40"> </text:span></text:span><text:span text:style-name="Absatz-Standardschriftart"><text:span text:style-name="T24">W</text:span></text:span><text:span text:style-name="Absatz-Standardschriftart"><text:span text:style-name="T40">ork</text:span></text:span><text:span text:style-name="Absatz-Standardschriftart"><text:span text:style-name="T41">bench</text:span></text:span><text:span text:style-name="Absatz-Standardschriftart"><text:span text:style-name="T42"> </text:span></text:span><text:span text:style-name="Absatz-Standardschriftart"><text:span text:style-name="T78">-</text:span></text:span><text:span text:style-name="Absatz-Standardschriftart"><text:span text:style-name="T67"> </text:span></text:span><text:span text:style-name="Absatz-Standardschriftart"><text:span text:style-name="T26">1</text:span></text:span><text:span text:style-name="Absatz-Standardschriftart"><text:span text:style-name="T56">0</text:span></text:span><text:span text:style-name="Absatz-Standardschriftart"><text:span text:style-name="T7"> </text:span></text:span><text:span text:style-name="Absatz-Standardschriftart"><text:span text:style-name="T56">минут</text:span></text:span></text:p>
            </text:list-item>
            <text:list-item>
              <text:p text:style-name="P7"><text:span text:style-name="Absatz-Standardschriftart"><text:span text:style-name="T63">Н</text:span></text:span><text:span text:style-name="Absatz-Standardschriftart"><text:span text:style-name="T54">апи</text:span></text:span><text:span text:style-name="Absatz-Standardschriftart"><text:span text:style-name="T43">с</text:span></text:span><text:span text:style-name="Absatz-Standardschriftart"><text:span text:style-name="T54">ани</text:span></text:span><text:span text:style-name="Absatz-Standardschriftart"><text:span text:style-name="T44">е</text:span></text:span><text:span text:style-name="Absatz-Standardschriftart"><text:span text:style-name="T54">трёх</text:span></text:span><text:span text:style-name="Absatz-Standardschriftart"><text:span text:style-name="T3"> </text:span></text:span><text:span text:style-name="Absatz-Standardschriftart"><text:span text:style-name="T54">запросов</text:span></text:span><text:span text:style-name="Absatz-Standardschriftart"><text:span text:style-name="T36"> </text:span></text:span><text:span text:style-name="Absatz-Standardschriftart"><text:span text:style-name="T54">из</text:span></text:span><text:span text:style-name="Absatz-Standardschriftart"><text:span text:style-name="T45"> </text:span></text:span><text:span text:style-name="Absatz-Standardschriftart"><text:span text:style-name="T33">з</text:span></text:span><text:span text:style-name="Absatz-Standardschriftart"><text:span text:style-name="T23">адания</text:span></text:span><text:span text:style-name="Absatz-Standardschriftart"><text:span text:style-name="T46"> </text:span></text:span><text:span text:style-name="Absatz-Standardschriftart"><text:span text:style-name="T76">-</text:span></text:span><text:span text:style-name="Absatz-Standardschriftart"><text:span text:style-name="T69"> </text:span></text:span><text:span text:style-name="Absatz-Standardschriftart"><text:span text:style-name="T79">1</text:span></text:span><text:span text:style-name="Absatz-Standardschriftart"><text:span text:style-name="T70"> </text:span></text:span><text:span text:style-name="Absatz-Standardschriftart"><text:span text:style-name="T71">ч</text:span></text:span><text:span text:style-name="Absatz-Standardschriftart"><text:span text:style-name="T72">ас</text:span></text:span><text:span text:style-name="Absatz-Standardschriftart"><text:span text:style-name="T73"> </text:span></text:span><text:span text:style-name="Absatz-Standardschriftart"><text:span text:style-name="T79">5</text:span></text:span><text:span text:style-name="Absatz-Standardschriftart"><text:span text:style-name="T74"> </text:span></text:span><text:span text:style-name="Absatz-Standardschriftart"><text:span text:style-name="T75">минут</text:span></text:span></text:p>
            </text:list-item>
            <text:list-item>
              <text:p text:style-name="P7"><text:span text:style-name="Absatz-Standardschriftart"><text:span text:style-name="T63">П</text:span></text:span><text:span text:style-name="Absatz-Standardschriftart"><text:span text:style-name="T54">оиск</text:span></text:span><text:span text:style-name="Absatz-Standardschriftart"><text:span text:style-name="T18"> </text:span></text:span><text:span text:style-name="Absatz-Standardschriftart"><text:span text:style-name="T54">спо</text:span></text:span><text:span text:style-name="Absatz-Standardschriftart"><text:span text:style-name="T2">с</text:span></text:span><text:span text:style-name="Absatz-Standardschriftart"><text:span text:style-name="T54">о</text:span></text:span><text:span text:style-name="Absatz-Standardschriftart"><text:span text:style-name="T47">б</text:span></text:span><text:span text:style-name="Absatz-Standardschriftart"><text:span text:style-name="T54">а</text:span></text:span><text:span text:style-name="Absatz-Standardschriftart"><text:span text:style-name="T48"> </text:span></text:span><text:span text:style-name="Absatz-Standardschriftart"><text:span text:style-name="T54">сортировки</text:span></text:span><text:span text:style-name="Absatz-Standardschriftart"><text:span text:style-name="T49"> </text:span></text:span><text:span text:style-name="Absatz-Standardschriftart"><text:span text:style-name="T54">по</text:span></text:span><text:span text:style-name="Absatz-Standardschriftart"><text:span text:style-name="T48"> </text:span></text:span><text:span text:style-name="Absatz-Standardschriftart"><text:span text:style-name="T54">цене</text:span></text:span><text:span text:style-name="Absatz-Standardschriftart"><text:span text:style-name="T46"> </text:span></text:span><text:span text:style-name="Absatz-Standardschriftart"><text:span text:style-name="T82">(</text:span></text:span><text:span text:style-name="Absatz-Standardschriftart"><text:span text:style-name="T83">к</text:span></text:span><text:span text:style-name="Absatz-Standardschriftart"><text:span text:style-name="T87">он</text:span></text:span><text:span text:style-name="Absatz-Standardschriftart"><text:span text:style-name="T84">в</text:span></text:span><text:span text:style-name="Absatz-Standardschriftart"><text:span text:style-name="T87">е</text:span></text:span><text:span text:style-name="Absatz-Standardschriftart"><text:span text:style-name="T85">р</text:span></text:span><text:span text:style-name="Absatz-Standardschriftart"><text:span text:style-name="T87">тация</text:span></text:span><text:span text:style-name="Absatz-Standardschriftart"><text:span text:style-name="T86"> </text:span></text:span><text:span text:style-name="Absatz-Standardschriftart"><text:span text:style-name="T54">строки</text:span></text:span><text:span text:style-name="Absatz-Standardschriftart"><text:span text:style-name="T28"> </text:span></text:span><text:span text:style-name="Absatz-Standardschriftart"><text:span text:style-name="T54">в</text:span></text:span><text:span text:style-name="Absatz-Standardschriftart"><text:span text:style-name="T50"> </text:span></text:span><text:span text:style-name="Absatz-Standardschriftart"><text:span text:style-name="T54">чи</text:span></text:span><text:span text:style-name="Absatz-Standardschriftart"><text:span text:style-name="T51">с</text:span></text:span><text:span text:style-name="Absatz-Standardschriftart"><text:span text:style-name="T54">ло)</text:span></text:span><text:span text:style-name="Absatz-Standardschriftart"><text:span text:style-name="T17"> </text:span></text:span><text:span text:style-name="Absatz-Standardschriftart"><text:span text:style-name="T60">-</text:span></text:span><text:span text:style-name="Absatz-Standardschriftart"><text:span text:style-name="T54">5</text:span></text:span><text:span text:style-name="Absatz-Standardschriftart"><text:span text:style-name="T52"> </text:span></text:span><text:span text:style-name="Absatz-Standardschriftart"><text:span text:style-name="T54">минут</text:span></text:span></text:p>
            </text:list-item>
          </text:list>
        </text:list-item>
      </text:list>
      <text:list xml:id="list103647325088701" text:continue-list="list2405263109" text:style-name="L3">
        <text:list-item>
          <text:p text:style-name="P6"><text:span text:style-name="Absatz-Standardschriftart"><text:span text:style-name="T55">Парсинг (Общее затраченное время – 2 часа )</text:span></text:span></text:p>
        </text:list-item>
      </text:list>
      <text:list xml:id="list3219315253" text:style-name="L1">
        <text:list-item>
          <text:list>
            <text:list-item>
              <text:p text:style-name="P2"><text:span text:style-name="Absatz-Standardschriftart"><text:span text:style-name="T55">Поиск документации, выбор гема, установка</text:span></text:span><text:span text:style-name="Absatz-Standardschriftart"><text:span text:style-name="T13"> </text:span></text:span><text:span text:style-name="Absatz-Standardschriftart"><text:span text:style-name="T60">-</text:span></text:span><text:span text:style-name="Absatz-Standardschriftart"><text:span text:style-name="T13">1</text:span></text:span><text:span text:style-name="Absatz-Standardschriftart"><text:span text:style-name="T14">0</text:span></text:span><text:span text:style-name="Absatz-Standardschriftart"><text:span text:style-name="T17"> </text:span></text:span><text:span text:style-name="Absatz-Standardschriftart"><text:span text:style-name="T54">минут</text:span></text:span></text:p>
            </text:list-item>
            <text:list-item>
              <text:p text:style-name="P2"><text:span text:style-name="Absatz-Standardschriftart"><text:span text:style-name="T57">Поиск примеров реализации </text:span></text:span><text:span text:style-name="Absatz-Standardschriftart"><text:span text:style-name="T61">-</text:span></text:span><text:span text:style-name="Absatz-Standardschriftart"><text:span text:style-name="T56">5</text:span></text:span><text:span text:style-name="Absatz-Standardschriftart"><text:span text:style-name="T27"> </text:span></text:span><text:span text:style-name="Absatz-Standardschriftart"><text:span text:style-name="T56">минут</text:span></text:span></text:p>
            </text:list-item>
            <text:list-item>
              <text:p text:style-name="P2"><text:span text:style-name="Absatz-Standardschriftart"><text:span text:style-name="T64">Отработка примера в IRB – 10 минут</text:span></text:span></text:p>
            </text:list-item>
            <text:list-item>
              <text:p text:style-name="P2"><text:span text:style-name="Absatz-Standardschriftart"><text:span text:style-name="T55">Анализ исходного кода веб-страницы задания </text:span></text:span><text:span text:style-name="Absatz-Standardschriftart"><text:span text:style-name="T66"><text:s/></text:span></text:span><text:span text:style-name="Absatz-Standardschriftart"><text:span text:style-name="T76">-</text:span></text:span><text:span text:style-name="Absatz-Standardschriftart"><text:span text:style-name="T68"> </text:span></text:span><text:span text:style-name="Absatz-Standardschriftart"><text:span text:style-name="T54">5</text:span></text:span><text:span text:style-name="Absatz-Standardschriftart"><text:span text:style-name="T35"> </text:span></text:span><text:span text:style-name="Absatz-Standardschriftart"><text:span text:style-name="T36">м</text:span></text:span><text:span text:style-name="Absatz-Standardschriftart"><text:span text:style-name="T54">инут</text:span></text:span></text:p>
            </text:list-item>
            <text:list-item>
              <text:p text:style-name="P3"><text:span text:style-name="Absatz-Standardschriftart"><text:span text:style-name="T55">Выполнение первого парсинга (title), причёсывание результата – 10 минут</text:span></text:span></text:p>
            </text:list-item>
          </text:list>
        </text:list-item>
      </text:list>
      <text:list xml:id="list2389491294" text:style-name="L2">
        <text:list-item>
          <text:list>
            <text:list-item>
              <text:p text:style-name="P4"><text:span text:style-name="Absatz-Standardschriftart"><text:span text:style-name="T57">Парсинг location и date – 10 минут</text:span></text:span></text:p>
            </text:list-item>
            <text:list-item>
              <text:p text:style-name="P4"><text:span text:style-name="Absatz-Standardschriftart"><text:span text:style-name="T57">Поиск способа конвертации даты в нужный формат, реализация – 10 минут</text:span></text:span></text:p>
            </text:list-item>
          </text:list>
        </text:list-item>
      </text:list>
      <text:list xml:id="list103646901392247" text:continue-list="list3219315253" text:style-name="L1">
        <text:list-item>
          <text:list>
            <text:list-item>
              <text:p text:style-name="P2"><text:span text:style-name="Absatz-Standardschriftart"><text:span text:style-name="T64">Парсинг article – </text:span></text:span><text:span text:style-name="Absatz-Standardschriftart"><text:span text:style-name="T65">4</text:span></text:span><text:span text:style-name="Absatz-Standardschriftart"><text:span text:style-name="T64">0 минут </text:span></text:span><text:span text:style-name="Absatz-Standardschriftart"><text:span text:style-name="T65">(застрял на том факте, что первый абзац с тегом &lt;p&gt;, а второй – нет. Пока разобрался с правильным вызовом метода – полчаса ушло.)</text:span></text:span></text:p>
            </text:list-item>
            <text:list-item>
              <text:p text:style-name="P2"><text:span text:style-name="Absatz-Standardschriftart"><text:span text:style-name="T65">Завершение написания программы, проверка работоспособности, устранение мелких ошибок – 20 минут</text:span></text:span></text:p>
            </text:list-item>
          </text:list>
        </text:list-item>
      </text:list>
      <text:p text:style-name="P1"><text:span text:style-name="Absatz-Standardschriftart"><text:span text:style-name="T88"/></text:span></text:p>
      <text:p text:style-name="P8"><text:span text:style-name="Absatz-Standardschriftart"><text:span text:style-name="T89">Задания выполнял самостоятельно. Единственная помощь, в которой нуждался и без которой бы не справился в оговоренные сроки – установка СУБД, импорт дампа БД и поиск визуальной среды для работы с SQL-запросами. Спасибо, здесь коллеги помогли.</text:span></text:span></text:p>
      <text:p text:style-name="P8"><text:span text:style-name="Absatz-Standardschriftart"><text:span text:style-name="T89"/></text:span></text:p>
      <text:p text:style-name="P8"><text:span text:style-name="Absatz-Standardschriftart"><text:span text:style-name="T89">Конечно, SQL-запросы неоптимальны, особенно третий, но это дело практики.</text:span></text:span></text:p>
      <text:p text:style-name="P8"><text:span text:style-name="Absatz-Standardschriftart"><text:span text:style-name="T89">Руби файл, скорее всего, тоже будет резать вам глаза. Но, как говорится – я не волшебник, я только учусь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" style:family="paragraph" style:parent-style-name="Standard">
      <style:paragraph-properties fo:margin-left="0.722in" fo:margin-right="0in" fo:margin-top="0.1646in" fo:margin-bottom="0in" loext:contextual-spacing="false" fo:hyphenation-ladder-count="no-limit" fo:text-indent="-0.3055in" style:auto-text-indent="false">
        <style:tab-stops/>
      </style:paragraph-properties>
      <style:text-properties style:font-name="Times New Roman" fo:font-family="'Times New Roman'" style:font-family-generic="roman" style:font-pitch="variable" fo:font-size="17.5pt" style:font-name-asian="Times New Roman" style:font-family-asian="'Times New Roman'" style:font-family-generic-asian="roman" style:font-pitch-asian="variable" style:font-size-asian="17.5pt" style:font-size-complex="17.5pt" fo:hyphenate="false" loext:hyphenation-no-caps="false"/>
    </style:style>
    <style:style style:name="Absatz-Standardschriftart" style:family="text"/>
    <style:style style:name="WW_5f_CharLFO1LVL1" style:display-name="WW_CharLFO1LVL1" style:family="text">
      <style:text-properties fo:color="#444446" style:font-name="Times New Roman" fo:font-family="'Times New Roman'" style:font-family-generic="roman" style:font-pitch="variable" fo:font-size="17.5pt" fo:letter-spacing="-0.0598in" style:font-name-asian="Times New Roman" style:font-family-asian="'Times New Roman'" style:font-family-generic-asian="roman" style:font-pitch-asian="variable" style:font-size-asian="17.5pt" style:font-size-complex="17.5pt" style:text-scale="129%"/>
    </style:style>
    <style:style style:name="WW_5f_CharLFO1LVL2" style:display-name="WW_CharLFO1LVL2" style:family="text">
      <style:text-properties fo:color="#9a9a9a"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size-complex="13pt" style:text-scale="123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5:24:31.043036003</meta:creation-date>
    <dc:date>2022-05-13T10:36:46.396641654</dc:date>
    <meta:editing-duration>PT43M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231" meta:character-count="1451" meta:non-whitespace-character-count="1246"/>
  </office:meta>
</office:document-meta>
</file>